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, tahoma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29cm" fo:text-indent="0cm" style:auto-text-indent="false"/>
      <style:text-properties officeooo:paragraph-rsid="000f09e3"/>
    </style:style>
    <style:style style:name="P2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arial" fo:font-size="10.5pt" fo:letter-spacing="normal" fo:font-style="normal" fo:font-weight="bold" officeooo:rsid="000f09e3" officeooo:paragraph-rsid="000f09e3" style:font-weight-asian="bold" style:font-weight-complex="bold"/>
    </style:style>
    <style:style style:name="P3" style:family="paragraph" style:parent-style-name="Standard">
      <style:paragraph-properties fo:margin-left="0cm" fo:margin-right="0cm" style:line-height-at-least="0.529cm" fo:text-indent="0cm" style:auto-text-indent="false"/>
      <style:text-properties fo:font-variant="normal" fo:text-transform="none" fo:color="#000000" style:font-name="arial" fo:font-size="10.5pt" fo:letter-spacing="normal" fo:font-style="normal" fo:font-weight="normal" officeooo:rsid="000f09e3" officeooo:paragraph-rsid="000f09e3"/>
    </style:style>
    <style:style style:name="P4" style:family="paragraph" style:parent-style-name="Standard">
      <style:paragraph-properties fo:margin-left="0cm" fo:margin-right="0cm" style:line-height-at-least="0.529cm" fo:text-indent="0cm" style:auto-text-indent="false"/>
      <style:text-properties officeooo:paragraph-rsid="0010e7d3"/>
    </style:style>
    <style:style style:name="T1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arial" fo:font-size="10.5pt" fo:letter-spacing="normal" fo:font-style="normal" fo:font-weight="normal" officeooo:rsid="000f09e3"/>
    </style:style>
    <style:style style:name="T3" style:family="text">
      <style:text-properties fo:font-variant="normal" fo:text-transform="none" fo:color="#000000" style:font-name="arial" fo:font-size="10.5pt" fo:letter-spacing="normal" fo:font-style="normal" fo:font-weight="normal" officeooo:rsid="0010e7d3"/>
    </style:style>
    <style:style style:name="T4" style:family="text">
      <style:text-properties officeooo:rsid="001034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úsica del Cielo</text:p>
      <text:p text:style-name="P2">Miel San Marcos</text:p>
      <text:p text:style-name="P3"/>
      <text:p text:style-name="P4"><text:span text:style-name="T2">V</text:span><text:span text:style-name="T1">amos a cantar</text:span><text:line-break/><text:span text:style-name="T1">con la música del cielo</text:span><text:line-break/><text:span text:style-name="T1">vamos a cantar</text:span><text:line-break/><text:span text:style-name="T1">alegres porque escuchas cuando cantamos</text:span><text:line-break/><text:span text:style-name="T1">para exaltar tu nombre..</text:span></text:p>
      <text:p text:style-name="P1"><text:line-break/><text:span text:style-name="T1">Amamos todo de ti</text:span><text:line-break/><text:span text:style-name="T1">tu creación te adora</text:span><text:line-break/><text:span text:style-name="T1">los reinos se rinden </text:span><text:line-break/><text:span text:style-name="T1">Hijo de Dios eres por qu</text:span><text:span text:style-name="T2">ién</text:span><text:span text:style-name="T1">..eres por qu</text:span><text:span text:style-name="T2">ién</text:span><text:line-break/><text:span text:style-name="T1">vivimos hoy</text:span><text:line-break/><text:line-break/><text:span text:style-name="T1">Eres quien nos liberta </text:span><text:line-break/><text:span text:style-name="T1">eres la luz que guía </text:span><text:line-break/><text:span text:style-name="T1">y co</text:span><text:span text:style-name="T2">mo</text:span><text:span text:style-name="T1"> un fuego ardiente </text:span><text:line-break/><text:span text:style-name="T1">Hijo de Dios eres por qu</text:span><text:span text:style-name="T2">ién</text:span><text:span text:style-name="T1">..eres por qu</text:span><text:span text:style-name="T2">ién</text:span><text:line-break/><text:span text:style-name="T1">vivimos hoy!</text:span><text:line-break/><text:line-break/><text:span text:style-name="T1">CORO </text:span><text:line-break/><text:span text:style-name="T4">V</text:span><text:span text:style-name="T1">amos a cantar </text:span><text:line-break/><text:span text:style-name="T1">con la música del cielo </text:span><text:line-break/><text:span text:style-name="T1">vamos a cantar </text:span><text:line-break/><text:span text:style-name="T1">alegres porque escuchas </text:span><text:line-break/><text:span text:style-name="T1">cuando cantamos </text:span><text:line-break/><text:span text:style-name="T1">para exaltar tu nombre 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, tahoma, 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chin-id </meta:initial-creator>
    <meta:creation-date>2014-03-25T08:07:37.102758819</meta:creation-date>
    <dc:date>2014-03-25T23:26:21.943425481</dc:date>
    <dc:creator>wachin-id </dc:creator>
    <meta:editing-duration>PT3M40S</meta:editing-duration>
    <meta:editing-cycles>4</meta:editing-cycles>
    <meta:generator>LibreOffice/4.1.3.2$Linux_x86 LibreOffice_project/410m0$Build-2</meta:generator>
    <meta:document-statistic meta:table-count="0" meta:image-count="0" meta:object-count="0" meta:page-count="1" meta:paragraph-count="4" meta:word-count="93" meta:character-count="527" meta:non-whitespace-character-count="423"/>
  </office:meta>
</office:document-meta>
</file>